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1c5f4b" officeooo:paragraph-rsid="0019a952"/>
    </style:style>
    <style:style style:name="P2" style:family="paragraph" style:parent-style-name="Heading_20_3">
      <style:text-properties officeooo:rsid="001c5f4b" officeooo:paragraph-rsid="0019a952"/>
    </style:style>
    <style:style style:name="P3" style:family="paragraph" style:parent-style-name="Standard">
      <style:text-properties officeooo:rsid="001c5f4b" officeooo:paragraph-rsid="0019a952"/>
    </style:style>
    <style:style style:name="P4" style:family="paragraph" style:parent-style-name="Standard">
      <style:text-properties officeooo:rsid="001c5f4b" officeooo:paragraph-rsid="0019a952"/>
    </style:style>
    <style:style style:name="P5" style:family="paragraph" style:parent-style-name="Standard">
      <style:text-properties fo:font-weight="bold" officeooo:rsid="002c273d" officeooo:paragraph-rsid="002c273d" style:font-weight-asian="bold" style:font-weight-complex="bold"/>
    </style:style>
    <style:style style:name="P6" style:family="paragraph" style:parent-style-name="Standard">
      <style:text-properties fo:font-weight="normal" officeooo:rsid="002c273d" officeooo:paragraph-rsid="002c273d" style:font-weight-asian="normal" style:font-weight-complex="normal"/>
    </style:style>
    <style:style style:name="P7" style:family="paragraph" style:parent-style-name="Text_20_body" style:list-style-name="L1"/>
    <style:style style:name="P8" style:family="paragraph" style:parent-style-name="Text_20_body" style:list-style-name="L1">
      <style:paragraph-properties fo:margin-top="0cm" fo:margin-bottom="0cm" style:contextual-spacing="false"/>
    </style:style>
    <style:style style:name="P9" style:family="paragraph" style:parent-style-name="Text_20_body" style:list-style-name="L2"/>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list-style-name="L3"/>
    <style:style style:name="P12" style:family="paragraph" style:parent-style-name="Text_20_body" style:list-style-name="L3">
      <style:paragraph-properties fo:margin-top="0cm" fo:margin-bottom="0cm" style:contextual-spacing="false"/>
    </style:style>
    <style:style style:name="P13" style:family="paragraph" style:parent-style-name="Text_20_body" style:list-style-name="L4"/>
    <style:style style:name="P14" style:family="paragraph" style:parent-style-name="Text_20_body" style:list-style-name="L4">
      <style:paragraph-properties fo:margin-top="0cm" fo:margin-bottom="0cm" style:contextual-spacing="false"/>
    </style:style>
    <style:style style:name="P15" style:family="paragraph" style:parent-style-name="Text_20_body" style:list-style-name="L5"/>
    <style:style style:name="P16" style:family="paragraph" style:parent-style-name="Text_20_body" style:list-style-name="L5">
      <style:paragraph-properties fo:margin-top="0cm" fo:margin-bottom="0cm" style:contextual-spacing="false"/>
    </style:style>
    <style:style style:name="P17" style:family="paragraph" style:parent-style-name="Text_20_body" style:list-style-name="L6"/>
    <style:style style:name="P18" style:family="paragraph" style:parent-style-name="Text_20_body" style:list-style-name="L6">
      <style:paragraph-properties fo:margin-top="0cm" fo:margin-bottom="0cm" style:contextual-spacing="false"/>
    </style:style>
    <style:style style:name="P19" style:family="paragraph" style:parent-style-name="Text_20_body" style:list-style-name="L7"/>
    <style:style style:name="P20" style:family="paragraph" style:parent-style-name="Text_20_body" style:list-style-name="L7">
      <style:paragraph-properties fo:margin-top="0cm" fo:margin-bottom="0cm" style:contextual-spacing="false"/>
    </style:style>
    <style:style style:name="P21" style:family="paragraph" style:parent-style-name="Text_20_body" style:list-style-name="L8"/>
    <style:style style:name="P22" style:family="paragraph" style:parent-style-name="Text_20_body" style:list-style-name="L8">
      <style:paragraph-properties fo:margin-top="0cm" fo:margin-bottom="0cm" style:contextual-spacing="false"/>
    </style:style>
    <style:style style:name="P23" style:family="paragraph" style:parent-style-name="Text_20_body" style:list-style-name="L9"/>
    <style:style style:name="P24" style:family="paragraph" style:parent-style-name="Text_20_body" style:list-style-name="L9">
      <style:paragraph-properties fo:margin-top="0cm" fo:margin-bottom="0cm" style:contextual-spacing="false"/>
    </style:style>
    <style:style style:name="P25" style:family="paragraph" style:parent-style-name="Text_20_body" style:list-style-name="L10"/>
    <style:style style:name="P26" style:family="paragraph" style:parent-style-name="Text_20_body" style:list-style-name="L10">
      <style:paragraph-properties fo:margin-top="0cm" fo:margin-bottom="0cm" style:contextual-spacing="false"/>
    </style:style>
    <style:style style:name="P27" style:family="paragraph" style:parent-style-name="Text_20_body" style:list-style-name="L11"/>
    <style:style style:name="P28" style:family="paragraph" style:parent-style-name="Text_20_body" style:list-style-name="L11">
      <style:paragraph-properties fo:margin-top="0cm" fo:margin-bottom="0cm" style:contextual-spacing="false"/>
    </style:style>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list-style-name="L14"/>
    <style:style style:name="P32" style:family="paragraph" style:parent-style-name="Text_20_body" style:list-style-name="L14">
      <style:paragraph-properties fo:margin-top="0cm" fo:margin-bottom="0cm" style:contextual-spacing="false"/>
    </style:style>
    <style:style style:name="P33" style:family="paragraph" style:parent-style-name="Text_20_body" style:list-style-name="L15"/>
    <style:style style:name="P34" style:family="paragraph" style:parent-style-name="Text_20_body" style:list-style-name="L15">
      <style:paragraph-properties fo:margin-top="0cm" fo:margin-bottom="0cm" style:contextual-spacing="false"/>
    </style:style>
    <style:style style:name="P35" style:family="paragraph" style:parent-style-name="Text_20_body" style:list-style-name="L16"/>
    <style:style style:name="P36" style:family="paragraph" style:parent-style-name="Text_20_body" style:list-style-name="L16">
      <style:paragraph-properties fo:margin-top="0cm" fo:margin-bottom="0cm" style:contextual-spacing="false"/>
    </style:style>
    <style:style style:name="P37" style:family="paragraph" style:parent-style-name="Text_20_body" style:list-style-name="L17"/>
    <style:style style:name="P38" style:family="paragraph" style:parent-style-name="Text_20_body" style:list-style-name="L17">
      <style:paragraph-properties fo:margin-top="0cm" fo:margin-bottom="0cm" style:contextual-spacing="false"/>
    </style:style>
    <style:style style:name="P39" style:family="paragraph" style:parent-style-name="Text_20_body" style:list-style-name="L18"/>
    <style:style style:name="P40" style:family="paragraph" style:parent-style-name="Text_20_body" style:list-style-name="L18">
      <style:paragraph-properties fo:margin-top="0cm" fo:margin-bottom="0cm" style:contextual-spacing="false"/>
    </style:style>
    <style:style style:name="P41" style:family="paragraph" style:parent-style-name="Text_20_body" style:list-style-name="L19"/>
    <style:style style:name="P42" style:family="paragraph" style:parent-style-name="Text_20_body" style:list-style-name="L19">
      <style:paragraph-properties fo:margin-top="0cm" fo:margin-bottom="0cm" style:contextual-spacing="false"/>
    </style:style>
    <style:style style:name="P43" style:family="paragraph" style:parent-style-name="Text_20_body" style:list-style-name="L20"/>
    <style:style style:name="P44" style:family="paragraph" style:parent-style-name="Text_20_body" style:list-style-name="L21"/>
    <style:style style:name="P45" style:family="paragraph" style:parent-style-name="Text_20_body" style:list-style-name="L21">
      <style:paragraph-properties fo:margin-top="0cm" fo:margin-bottom="0cm" style:contextual-spacing="false"/>
    </style:style>
    <style:style style:name="P46" style:family="paragraph" style:parent-style-name="Text_20_body" style:list-style-name="L22"/>
    <style:style style:name="P47" style:family="paragraph" style:parent-style-name="Text_20_body" style:list-style-name="L22">
      <style:paragraph-properties fo:margin-top="0cm" fo:margin-bottom="0cm" style:contextual-spacing="false"/>
    </style:style>
    <style:style style:name="P48" style:family="paragraph" style:parent-style-name="Text_20_body" style:list-style-name="L23"/>
    <style:style style:name="P49" style:family="paragraph" style:parent-style-name="Text_20_body" style:list-style-name="L23">
      <style:paragraph-properties fo:margin-top="0cm" fo:margin-bottom="0cm" style:contextual-spacing="false"/>
    </style:style>
    <style:style style:name="P50" style:family="paragraph" style:parent-style-name="Text_20_body" style:list-style-name="L24"/>
    <style:style style:name="P51" style:family="paragraph" style:parent-style-name="Text_20_body" style:list-style-name="L25"/>
    <style:style style:name="P52" style:family="paragraph" style:parent-style-name="Text_20_body">
      <style:paragraph-properties fo:margin-top="0cm" fo:margin-bottom="0cm" style:contextual-spacing="false"/>
    </style:style>
    <style:style style:name="P53" style:family="paragraph" style:parent-style-name="Text_20_body">
      <style:text-properties fo:font-weight="normal" officeooo:rsid="002c273d" officeooo:paragraph-rsid="002c273d" style:font-weight-asian="normal" style:font-weight-complex="normal"/>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Qu'est-ce que le Big Data ?</text:h>
      <text:h text:style-name="Heading_20_2" text:outline-level="2">Définition</text:h>
      <text:p text:style-name="Text_20_body">Le Big Data désigne l'immense volume de données numériques générées en temps réel à partir de diverses sources. Contrairement aux petites données (small data), qui sont limitées et faciles à interpréter, les Big Data sont massives, complexes et souvent non structurées.</text:p>
      <text:h text:style-name="Heading_20_2" text:outline-level="2">Caractéristiques du Big Data</text:h>
      <text:list xml:id="list3158891187" text:style-name="L1">
        <text:list-item>
          <text:p text:style-name="P7"><text:span text:style-name="Strong_20_Emphasis">Volume</text:span> :</text:p>
          <text:list>
            <text:list-item>
              <text:p text:style-name="P8">Les mégadonnées sont générées en quantités énormes, allant des téraoctets (To) aux zettaoctets (Zo) et yottaoctets (Yo).</text:p>
            </text:list-item>
            <text:list-item>
              <text:p text:style-name="P8">L'augmentation des sources de données et des capacités de stockage contribue à ce volume croissant.</text:p>
            </text:list-item>
          </text:list>
        </text:list-item>
        <text:list-item>
          <text:p text:style-name="P7"><text:span text:style-name="Strong_20_Emphasis">Vélocité</text:span> :</text:p>
          <text:list>
            <text:list-item>
              <text:p text:style-name="P8">Les données sont produites et doivent être traitées rapidement.</text:p>
            </text:list-item>
            <text:list-item>
              <text:p text:style-name="P8">La vélocité se réfère à la rapidité avec laquelle les données arrivent et doivent être analysées en temps quasi réel.</text:p>
            </text:list-item>
          </text:list>
        </text:list-item>
        <text:list-item>
          <text:p text:style-name="P7"><text:span text:style-name="Strong_20_Emphasis">Variété</text:span> :</text:p>
          <text:list>
            <text:list-item>
              <text:p text:style-name="P8">Le Big Data comprend divers formats de données : structurées, semi-structurées et non structurées (réseaux sociaux, images, enregistrements audio).</text:p>
            </text:list-item>
          </text:list>
        </text:list-item>
        <text:list-item>
          <text:p text:style-name="P7"><text:span text:style-name="Strong_20_Emphasis">Véracité</text:span> :</text:p>
          <text:list>
            <text:list-item>
              <text:p text:style-name="P8">Cela concerne la fiabilité et la qualité des données.</text:p>
            </text:list-item>
            <text:list-item>
              <text:p text:style-name="P8">Assurer la précision et l'utilité des données collectées est essentiel en raison de la diversité des sources.</text:p>
            </text:list-item>
          </text:list>
        </text:list-item>
        <text:list-item>
          <text:p text:style-name="P7"><text:span text:style-name="Strong_20_Emphasis">Valeur</text:span> :</text:p>
          <text:list>
            <text:list-item>
              <text:p text:style-name="P7">L'importance de tirer de la valeur des données pour prendre des décisions éclairées et créer de nouvelles opportunités commerciales.</text:p>
            </text:list-item>
          </text:list>
        </text:list-item>
      </text:list>
      <text:h text:style-name="Heading_20_2" text:outline-level="2">Cycle de Vie des Mégadonnées</text:h>
      <text:list xml:id="list1576448282" text:style-name="L2">
        <text:list-item>
          <text:p text:style-name="P10"><text:span text:style-name="Strong_20_Emphasis">Collecte des données</text:span></text:p>
        </text:list-item>
        <text:list-item>
          <text:p text:style-name="P10"><text:span text:style-name="Strong_20_Emphasis">Stockage</text:span> (souvent dans des systèmes distribués comme Hadoop)</text:p>
        </text:list-item>
        <text:list-item>
          <text:p text:style-name="P10"><text:span text:style-name="Strong_20_Emphasis">Modélisation des données</text:span></text:p>
        </text:list-item>
        <text:list-item>
          <text:p text:style-name="P10"><text:span text:style-name="Strong_20_Emphasis">Traitement</text:span> (avec des outils comme Apache Spark)</text:p>
        </text:list-item>
        <text:list-item>
          <text:p text:style-name="P9"><text:span text:style-name="Strong_20_Emphasis">Visualisation</text:span> (pour l'analyse et la prise de décision)</text:p>
        </text:list-item>
      </text:list>
      <text:h text:style-name="Heading_20_2" text:outline-level="2">Technologies liées au Big Data</text:h>
      <text:list xml:id="list553847683" text:style-name="L3">
        <text:list-item>
          <text:p text:style-name="P12"><text:span text:style-name="Strong_20_Emphasis">Moteurs de recommandation</text:span> : Utilisés par Amazon, Netflix, et Spotify pour personnaliser les suggestions basées sur le comportement passé des utilisateurs.</text:p>
        </text:list-item>
        <text:list-item>
          <text:p text:style-name="P12"><text:soft-page-break/><text:span text:style-name="Strong_20_Emphasis">Assistants personnels</text:span> : Siri et Alexa utilisent des algorithmes avancés pour traiter les requêtes et exécuter des tâches.</text:p>
        </text:list-item>
        <text:list-item>
          <text:p text:style-name="P11"><text:span text:style-name="Strong_20_Emphasis">IoT (Internet des objets)</text:span> : Réseau d'appareils physiques connectés qui collectent et partagent des données en temps réel.</text:p>
        </text:list-item>
      </text:list>
      <text:h text:style-name="Heading_20_2" text:outline-level="2">Impact des Mégadonnées</text:h>
      <text:h text:style-name="Heading_20_3" text:outline-level="3">Sur les entreprises :</text:h>
      <text:list xml:id="list2263674309" text:style-name="L4">
        <text:list-item>
          <text:p text:style-name="P14">Transforme la compétitivité et les opérations commerciales.</text:p>
        </text:list-item>
        <text:list-item>
          <text:p text:style-name="P14">Permet une prise de décision éclairée grâce à des algorithmes d'apprentissage automatique.</text:p>
        </text:list-item>
        <text:list-item>
          <text:p text:style-name="P13">Augmente la demande pour des compétences en data science et en ingénierie des données.</text:p>
        </text:list-item>
      </text:list>
      <text:h text:style-name="Heading_20_3" text:outline-level="3">Sur les particuliers :</text:h>
      <text:list xml:id="list2832956601" text:style-name="L5">
        <text:list-item>
          <text:p text:style-name="P16">Améliore l'expérience utilisateur avec des recommandations personnalisées.</text:p>
        </text:list-item>
        <text:list-item>
          <text:p text:style-name="P15">Permet des prévisions sur les besoins futurs via des systèmes intelligents comme Google Now.</text:p>
        </text:list-item>
      </text:list>
      <text:h text:style-name="Heading_20_2" text:outline-level="2">Internet des Objets (IoT)</text:h>
      <text:list xml:id="list2666687335" text:style-name="L6">
        <text:list-item>
          <text:p text:style-name="P18"><text:span text:style-name="Strong_20_Emphasis">Définition</text:span> : Réseau d'objets physiques connectés via Internet, collectant et transmettant des données sans intervention humaine.</text:p>
        </text:list-item>
        <text:list-item>
          <text:p text:style-name="P18"><text:span text:style-name="Strong_20_Emphasis">Écosystème</text:span> : Comprend des appareils intelligents et des capteurs produisant une grande variété de données.</text:p>
        </text:list-item>
        <text:list-item>
          <text:p text:style-name="P17"><text:span text:style-name="Strong_20_Emphasis">Prévisions</text:span> : D'ici 2030, le nombre d'appareils connectés devrait quadrupler, renforçant l'importance du Big Data.</text:p>
        </text:list-item>
      </text:list>
      <text:p text:style-name="P3"/>
      <text:p text:style-name="P3"/>
      <text:h text:style-name="P2" text:outline-level="3">Traitement parallèle et évolutivité pour les mégadonnées</text:h>
      <text:h text:style-name="Heading_20_4" text:outline-level="4">Objectifs</text:h>
      <text:p text:style-name="Text_20_body">Après cette vidéo, vous serez capable de :</text:p>
      <text:list xml:id="list3808220198" text:style-name="L7">
        <text:list-item>
          <text:p text:style-name="P20">Expliquer la nécessité du traitement parallèle pour les mégadonnées.</text:p>
        </text:list-item>
        <text:list-item>
          <text:p text:style-name="P20">Identifier les différences entre le traitement linéaire et le traitement parallèle.</text:p>
        </text:list-item>
        <text:list-item>
          <text:p text:style-name="P20">Comprendre pourquoi le traitement parallèle est adapté au Big Data.</text:p>
        </text:list-item>
        <text:list-item>
          <text:p text:style-name="P20">Expliquer le traitement parallèle et l'évolutivité.</text:p>
        </text:list-item>
        <text:list-item>
          <text:p text:style-name="P20">Décrire les raisons de la mise à l'échelle horizontale.</text:p>
        </text:list-item>
        <text:list-item>
          <text:p text:style-name="P20">Illustrer un « parallèle embarrassant ».</text:p>
        </text:list-item>
        <text:list-item>
          <text:p text:style-name="P19">Expliquer la tolérance aux pannes dans le calcul parallèle.</text:p>
        </text:list-item>
      </text:list>
      <text:h text:style-name="Heading_20_4" text:outline-level="4">Concept de traitement</text:h>
      <text:list xml:id="list1233168538" text:style-name="L8">
        <text:list-item>
          <text:p text:style-name="P22"><text:span text:style-name="Strong_20_Emphasis">Cycle d'analyse normal</text:span> : Stockage des données, transfert vers la mémoire pour traitement, puis réinsertion des résultats dans le stockage.</text:p>
        </text:list-item>
        <text:list-item>
          <text:p text:style-name="P21"><text:span text:style-name="Strong_20_Emphasis">Big Data</text:span> : Volume de données dépassant la capacité d'un seul ordinateur, nécessitant des solutions de traitement parallèles.</text:p>
        </text:list-item>
      </text:list>
      <text:h text:style-name="Heading_20_4" text:outline-level="4"><text:soft-page-break/>Traitement linéaire</text:h>
      <text:list xml:id="list2243065410" text:style-name="L9">
        <text:list-item>
          <text:p text:style-name="P24"><text:span text:style-name="Strong_20_Emphasis">Définition</text:span> : Calcul séquentiel où les instructions sont exécutées une par une. En cas d'erreur, la séquence doit être relancée depuis le début.</text:p>
        </text:list-item>
        <text:list-item>
          <text:p text:style-name="P23"><text:span text:style-name="Strong_20_Emphasis">Inconvénients</text:span> : Inefficace pour les problèmes complexes comme ceux liés aux mégadonnées.</text:p>
        </text:list-item>
      </text:list>
      <text:h text:style-name="Heading_20_4" text:outline-level="4">Traitement parallèle</text:h>
      <text:list xml:id="list4243787308" text:style-name="L10">
        <text:list-item>
          <text:p text:style-name="P26"><text:span text:style-name="Strong_20_Emphasis">Définition</text:span> : Les instructions sont divisées et exécutées simultanément sur plusieurs nœuds d'exécution, permettant une correction d'erreurs indépendante.</text:p>
        </text:list-item>
        <text:list-item>
          <text:p text:style-name="P26"><text:span text:style-name="Strong_20_Emphasis">Avantages</text:span> :</text:p>
          <text:list>
            <text:list-item>
              <text:p text:style-name="P26"><text:span text:style-name="Strong_20_Emphasis">Délais de traitement réduits</text:span> : Traitement plus rapide des mégadonnées.</text:p>
            </text:list-item>
            <text:list-item>
              <text:p text:style-name="P26"><text:span text:style-name="Strong_20_Emphasis">Moins de mémoire nécessaire</text:span> : Réduction des besoins en mémoire et en traitement.</text:p>
            </text:list-item>
            <text:list-item>
              <text:p text:style-name="P25"><text:span text:style-name="Strong_20_Emphasis">Flexibilité</text:span> : Ajout ou suppression de nœuds d'exécution selon les besoins, ce qui réduit les coûts.</text:p>
            </text:list-item>
          </text:list>
        </text:list-item>
      </text:list>
      <text:h text:style-name="Heading_20_4" text:outline-level="4">Mise à l'échelle</text:h>
      <text:list xml:id="list2603521210" text:style-name="L11">
        <text:list-item>
          <text:p text:style-name="P28"><text:span text:style-name="Strong_20_Emphasis">Stratégies de mise à l'échelle</text:span> :</text:p>
          <text:list>
            <text:list-item>
              <text:p text:style-name="P28"><text:span text:style-name="Strong_20_Emphasis">Mise à l'échelle verticale</text:span> : Augmenter la capacité d'un seul nœud.</text:p>
            </text:list-item>
            <text:list-item>
              <text:p text:style-name="P27"><text:span text:style-name="Strong_20_Emphasis">Mise à l'échelle horizontale</text:span> : Ajouter des nœuds supplémentaires avec la même capacité, formant des clusters informatiques.</text:p>
            </text:list-item>
          </text:list>
        </text:list-item>
      </text:list>
      <text:h text:style-name="Heading_20_4" text:outline-level="4">Calculs « parallèles embarrassants »</text:h>
      <text:list xml:id="list2775040275" text:style-name="L12">
        <text:list-item>
          <text:p text:style-name="P29"><text:span text:style-name="Strong_20_Emphasis">Définition</text:span> : Charges de travail pouvant être divisées et exécutées indépendamment, avec peu ou pas d'impact en cas d'échec d'un processus.</text:p>
        </text:list-item>
      </text:list>
      <text:h text:style-name="Heading_20_4" text:outline-level="4">Coordination des processus</text:h>
      <text:list xml:id="list906722886" text:style-name="L13">
        <text:list-item>
          <text:p text:style-name="P30">La complexité augmente lorsque plusieurs calculs doivent être coordonnés, nécessitant une communication entre les nœuds pour partager l'état des processus.</text:p>
        </text:list-item>
      </text:list>
      <text:h text:style-name="Heading_20_4" text:outline-level="4">Écosystème Hadoop</text:h>
      <text:list xml:id="list3681110864" text:style-name="L14">
        <text:list-item>
          <text:p text:style-name="P32"><text:span text:style-name="Strong_20_Emphasis">Intégration du calcul aux données</text:span> : Calculs effectués à l'emplacement des données, minimisant les déplacements de données.</text:p>
        </text:list-item>
        <text:list-item>
          <text:p text:style-name="P31"><text:span text:style-name="Strong_20_Emphasis">Tolérance aux pannes</text:span> : Capacité d'un système à continuer de fonctionner malgré la défaillance de composants. Cela implique de stocker des copies de partitions de données sur différents nœuds.</text:p>
        </text:list-item>
      </text:list>
      <text:h text:style-name="Heading_20_4" text:outline-level="4">Conclusion</text:h>
      <text:p text:style-name="Text_20_body">Dans cette vidéo, vous avez appris que :</text:p>
      <text:list xml:id="list966400312" text:style-name="L15">
        <text:list-item>
          <text:p text:style-name="P34">Les mégadonnées nécessitent un traitement parallèle en raison de leur volume.</text:p>
        </text:list-item>
        <text:list-item>
          <text:p text:style-name="P34">Le traitement linéaire est séquentiel, tandis que le traitement parallèle est simultané.</text:p>
        </text:list-item>
        <text:list-item>
          <text:p text:style-name="P34">Le traitement parallèle est plus efficace et mieux adapté aux mégadonnées.</text:p>
        </text:list-item>
        <text:list-item>
          <text:p text:style-name="P33">La tolérance aux pannes et la mise à l'échelle horizontale sont essentielles pour la gestion des systèmes de Big Data.</text:p>
        </text:list-item>
      </text:list>
      <text:p text:style-name="P3"/>
      <text:h text:style-name="P2" text:outline-level="3"><text:soft-page-break/>Traitement parallèle et évolutivité pour les mégadonnées</text:h>
      <text:h text:style-name="Heading_20_4" text:outline-level="4">Objectifs d'apprentissage</text:h>
      <text:list xml:id="list452852030" text:style-name="L16">
        <text:list-item>
          <text:p text:style-name="P36">Comprendre la nécessité du traitement parallèle pour les mégadonnées.</text:p>
        </text:list-item>
        <text:list-item>
          <text:p text:style-name="P36">Différencier le traitement linéaire et le traitement parallèle.</text:p>
        </text:list-item>
        <text:list-item>
          <text:p text:style-name="P35">Expliquer l'évolutivité et la tolérance aux pannes dans le calcul parallèle.</text:p>
        </text:list-item>
      </text:list>
      <text:h text:style-name="Heading_20_4" text:outline-level="4">Concepts clés</text:h>
      <text:list xml:id="list2925835293" text:style-name="L17">
        <text:list-item>
          <text:p text:style-name="P37"><text:span text:style-name="Strong_20_Emphasis">Traitement linéaire</text:span> :</text:p>
          <text:list>
            <text:list-item>
              <text:p text:style-name="P38">Exécution séquentielle des instructions.</text:p>
            </text:list-item>
            <text:list-item>
              <text:p text:style-name="P38">Inefficace pour les problèmes complexes (comme les mégadonnées).</text:p>
            </text:list-item>
            <text:list-item>
              <text:p text:style-name="P38">Les erreurs entraînent une réinitialisation de l'ensemble des instructions.</text:p>
            </text:list-item>
          </text:list>
        </text:list-item>
        <text:list-item>
          <text:p text:style-name="P37"><text:span text:style-name="Strong_20_Emphasis">Traitement parallèle</text:span> :</text:p>
          <text:list>
            <text:list-item>
              <text:p text:style-name="P38">Les instructions sont décomposées et exécutées simultanément sur plusieurs nœuds.</text:p>
            </text:list-item>
            <text:list-item>
              <text:p text:style-name="P38">Permet de corriger des erreurs indépendamment des autres instructions.</text:p>
            </text:list-item>
            <text:list-item>
              <text:p text:style-name="P38">Avantages :</text:p>
              <text:list>
                <text:list-item>
                  <text:p text:style-name="P38">Délais de traitement réduits.</text:p>
                </text:list-item>
                <text:list-item>
                  <text:p text:style-name="P38">Moins de besoins en mémoire.</text:p>
                </text:list-item>
                <text:list-item>
                  <text:p text:style-name="P38">Flexibilité avec ajout/suppression de nœuds.</text:p>
                </text:list-item>
              </text:list>
            </text:list-item>
          </text:list>
        </text:list-item>
        <text:list-item>
          <text:p text:style-name="P37"><text:span text:style-name="Strong_20_Emphasis">Mise à l'échelle</text:span> :</text:p>
          <text:list>
            <text:list-item>
              <text:p text:style-name="P38"><text:span text:style-name="Strong_20_Emphasis">Mise à l'échelle verticale</text:span> : Augmenter la capacité d'un seul nœud (moins efficace à long terme).</text:p>
            </text:list-item>
            <text:list-item>
              <text:p text:style-name="P38"><text:span text:style-name="Strong_20_Emphasis">Mise à l'échelle horizontale</text:span> : Ajouter des nœuds pour répartir la charge (préférée pour les mégadonnées).</text:p>
            </text:list-item>
          </text:list>
        </text:list-item>
        <text:list-item>
          <text:p text:style-name="P37"><text:span text:style-name="Strong_20_Emphasis">Calculs parallèles embarrassants</text:span> :</text:p>
          <text:list>
            <text:list-item>
              <text:p text:style-name="P38">Charges de travail pouvant être facilement divisées et exécutées indépendamment.</text:p>
            </text:list-item>
            <text:list-item>
              <text:p text:style-name="P38">Si un processus échoue, il peut être réexécuté sans impact sur les autres.</text:p>
            </text:list-item>
          </text:list>
        </text:list-item>
        <text:list-item>
          <text:p text:style-name="P37"><text:span text:style-name="Strong_20_Emphasis">Tolérance aux pannes</text:span> :</text:p>
          <text:list>
            <text:list-item>
              <text:p text:style-name="P38">Capacité d'un système à continuer de fonctionner en cas de défaillance de certains composants.</text:p>
            </text:list-item>
            <text:list-item>
              <text:p text:style-name="P37">Stockage de copies de données sur plusieurs nœuds pour garantir la continuité.</text:p>
            </text:list-item>
          </text:list>
        </text:list-item>
      </text:list>
      <text:h text:style-name="Heading_20_3" text:outline-level="3"/>
      <text:p text:style-name="Text_20_body"/>
      <text:p text:style-name="Text_20_body"/>
      <text:p text:style-name="Text_20_body"/>
      <text:p text:style-name="Text_20_body"/>
      <text:p text:style-name="Text_20_body"/>
      <text:h text:style-name="Heading_20_3" text:outline-level="3"><text:soft-page-break/>Outils et écosystème Big Data</text:h>
      <text:h text:style-name="Heading_20_4" text:outline-level="4">Objectifs d'apprentissage</text:h>
      <text:list xml:id="list1713877314" text:style-name="L18">
        <text:list-item>
          <text:p text:style-name="P40">Identifier les catégories d'outils dans l'écosystème Big Data.</text:p>
        </text:list-item>
        <text:list-item>
          <text:p text:style-name="P40">Décrire le rôle de chaque catégorie d'outils.</text:p>
        </text:list-item>
        <text:list-item>
          <text:p text:style-name="P39">Répertorier les outils et fournisseurs principaux.</text:p>
        </text:list-item>
      </text:list>
      <text:h text:style-name="Heading_20_4" text:outline-level="4">Catégories d'outils</text:h>
      <text:list xml:id="list2664750645" text:style-name="L19">
        <text:list-item>
          <text:p text:style-name="P41"><text:span text:style-name="Strong_20_Emphasis">Technologies de données</text:span> :</text:p>
          <text:list>
            <text:list-item>
              <text:p text:style-name="P42">Conçues pour analyser et traiter des mégadonnées.</text:p>
            </text:list-item>
            <text:list-item>
              <text:p text:style-name="P42">Projets open source comme Apache Hadoop, HDFS et Spark.</text:p>
            </text:list-item>
          </text:list>
        </text:list-item>
        <text:list-item>
          <text:p text:style-name="P41"><text:span text:style-name="Strong_20_Emphasis">Analyse et visualisation</text:span> :</text:p>
          <text:list>
            <text:list-item>
              <text:p text:style-name="P42">Outils pour découvrir des tendances et corrélations.</text:p>
            </text:list-item>
            <text:list-item>
              <text:p text:style-name="P42">Exemples : Tableau, SAS, Pentaho.</text:p>
            </text:list-item>
          </text:list>
        </text:list-item>
        <text:list-item>
          <text:p text:style-name="P41"><text:span text:style-name="Strong_20_Emphasis">Business Intelligence (BI)</text:span> :</text:p>
          <text:list>
            <text:list-item>
              <text:p text:style-name="P42">Transforme les données brutes en informations exploitables.</text:p>
            </text:list-item>
            <text:list-item>
              <text:p text:style-name="P42">Exemples : Cognos, PowerBI, Oracle.</text:p>
            </text:list-item>
          </text:list>
        </text:list-item>
        <text:list-item>
          <text:p text:style-name="P41"><text:span text:style-name="Strong_20_Emphasis">Fournisseurs de services cloud</text:span> :</text:p>
          <text:list>
            <text:list-item>
              <text:p text:style-name="P42">Offrent infrastructure et support pour le traitement des mégadonnées.</text:p>
            </text:list-item>
            <text:list-item>
              <text:p text:style-name="P42">Exemples : AWS, GCP, IBM.</text:p>
            </text:list-item>
          </text:list>
        </text:list-item>
        <text:list-item>
          <text:p text:style-name="P41"><text:span text:style-name="Strong_20_Emphasis">Bases de données NoSQL</text:span> :</text:p>
          <text:list>
            <text:list-item>
              <text:p text:style-name="P42">Stockent de grandes quantités de données non relationnelles.</text:p>
            </text:list-item>
            <text:list-item>
              <text:p text:style-name="P42">Exemples : MongoDB, Cassandra, Redis.</text:p>
            </text:list-item>
          </text:list>
        </text:list-item>
        <text:list-item>
          <text:p text:style-name="P41"><text:span text:style-name="Strong_20_Emphasis">Outils de programmation</text:span> :</text:p>
          <text:list>
            <text:list-item>
              <text:p text:style-name="P42">Pour l'analyse à grande échelle et le traitement des données.</text:p>
            </text:list-item>
            <text:list-item>
              <text:p text:style-name="P41">Exemples : R, Python, SQL.</text:p>
            </text:list-item>
          </text:list>
        </text:list-item>
      </text:list>
      <text:h text:style-name="Heading_20_3" text:outline-level="3">Conclusion</text:h>
      <text:list xml:id="list2912588296" text:style-name="L20">
        <text:list-item>
          <text:p text:style-name="P43">L'écosystème Big Data comprend divers outils qui jouent des rôles spécifiques dans le cycle de vie des mégadonnées. La connaissance des catégories d'outils et de leur fonction est essentielle pour gérer efficacement les données massives.</text:p>
        </text:list-item>
      </text:list>
      <text:p text:style-name="P3"/>
      <text:p text:style-name="P3"/>
      <text:p text:style-name="P3"/>
      <text:p text:style-name="P3"/>
      <text:p text:style-name="P3"/>
      <text:p text:style-name="P3"/>
      <text:p text:style-name="P3"/>
      <text:p text:style-name="P3"/>
      <text:p text:style-name="P3"/>
      <text:p text:style-name="P3"/>
      <text:p text:style-name="P3"/>
      <text:h text:style-name="P2" text:outline-level="3"><text:soft-page-break/>Points Clés</text:h>
      <text:list xml:id="list1485905342" text:style-name="L21">
        <text:list-item>
          <text:p text:style-name="P44"><text:span text:style-name="Strong_20_Emphasis">Définition de l'Open Source :</text:span></text:p>
          <text:list>
            <text:list-item>
              <text:p text:style-name="P45">Le logiciel open source est non seulement gratuit, mais son code source est accessible, permettant aux utilisateurs de le consulter, l'utiliser et le modifier.</text:p>
            </text:list-item>
            <text:list-item>
              <text:p text:style-name="P45">Pour qu'un projet soit véritablement open source, il doit adopter un modèle de gouvernance ouverte, permettant à tous les contributeurs de proposer des modifications.</text:p>
            </text:list-item>
          </text:list>
        </text:list-item>
        <text:list-item>
          <text:p text:style-name="P44"><text:span text:style-name="Strong_20_Emphasis">Pourquoi l'Open Source dans le Big Data :</text:span></text:p>
          <text:list>
            <text:list-item>
              <text:p text:style-name="P45">Les projets open source, comme Linux, ont perduré au-delà des efforts d'une seule organisation, devenant des standards dans l'infrastructure Big Data.</text:p>
            </text:list-item>
            <text:list-item>
              <text:p text:style-name="P45">Le modèle open source offre transparence et rentabilité, facilitant la collaboration et l'innovation.</text:p>
            </text:list-item>
          </text:list>
        </text:list-item>
        <text:list-item>
          <text:p text:style-name="P44"><text:span text:style-name="Strong_20_Emphasis">Modèle de Gouvernance :</text:span></text:p>
          <text:list>
            <text:list-item>
              <text:p text:style-name="P45">Les projets open source incluent des processus formels pour les contributions et la gouvernance, avec des rôles tels qu'auteurs, contributeurs, utilisateurs, et groupes d'utilisateurs.</text:p>
            </text:list-item>
            <text:list-item>
              <text:p text:style-name="P45">La gouvernance ouverte garantit que les projets répondent aux besoins de la communauté.</text:p>
            </text:list-item>
          </text:list>
        </text:list-item>
        <text:list-item>
          <text:p text:style-name="P44"><text:span text:style-name="Strong_20_Emphasis">Écosystème Hadoop :</text:span></text:p>
          <text:list>
            <text:list-item>
              <text:p text:style-name="P45">Hadoop est le projet central du Big Data, comprenant trois composants principaux :</text:p>
              <text:list>
                <text:list-item>
                  <text:p text:style-name="P45"><text:span text:style-name="Strong_20_Emphasis">MapReduce</text:span> : Un framework pour exécuter du code à grande échelle sur un cluster Hadoop.</text:p>
                </text:list-item>
                <text:list-item>
                  <text:p text:style-name="P45"><text:span text:style-name="Strong_20_Emphasis">HDFS (Hadoop Distributed File System)</text:span> : Gère le stockage et la gestion des fichiers Big Data, assurant la résilience et le partitionnement.</text:p>
                </text:list-item>
                <text:list-item>
                  <text:p text:style-name="P45"><text:span text:style-name="Strong_20_Emphasis">YARN (Yet Another Resource Negotiator)</text:span> : Un gestionnaire de ressources pour diverses applications Big Data.</text:p>
                </text:list-item>
              </text:list>
            </text:list-item>
          </text:list>
        </text:list-item>
        <text:list-item>
          <text:p text:style-name="P44"><text:span text:style-name="Strong_20_Emphasis">Intégration et Applications :</text:span></text:p>
          <text:list>
            <text:list-item>
              <text:p text:style-name="P45">Les applications Big Data s'appuient souvent sur le framework Hadoop ou interagissent avec lui, notamment des systèmes comme Apache Hive et Apache Spark.</text:p>
            </text:list-item>
            <text:list-item>
              <text:p text:style-name="P44">Des plateformes comme Hortonworks Data Platform (HDP) proposent un ensemble d'outils Big Data préconfigurés pour une utilisation optimale.</text:p>
            </text:list-item>
          </text:list>
        </text:list-item>
      </text:list>
      <text:p text:style-name="P3"/>
      <text:p text:style-name="P3"/>
      <text:h text:style-name="P2" text:outline-level="3">Open Source et Big Data</text:h>
      <text:list xml:id="list3499076740" text:style-name="L22">
        <text:list-item>
          <text:p text:style-name="P46"><text:span text:style-name="Strong_20_Emphasis">Définition de l'Open Source</text:span> :</text:p>
          <text:list>
            <text:list-item>
              <text:p text:style-name="P47">Un logiciel est considéré comme open source lorsque son code source est accessible et peut être modifié par tout contributeur.</text:p>
            </text:list-item>
            <text:list-item>
              <text:p text:style-name="P47">La gouvernance ouverte est essentielle pour garantir que le projet répond aux besoins de la communauté.</text:p>
            </text:list-item>
          </text:list>
        </text:list-item>
        <text:list-item>
          <text:p text:style-name="P46"><text:span text:style-name="Strong_20_Emphasis">Importance de l'Open Source dans le Big Data</text:span> :</text:p>
          <text:list>
            <text:list-item>
              <text:p text:style-name="P47"><text:soft-page-break/>Les projets open source, tels que le noyau Linux, ont façonné l'infrastructure moderne du Big Data.</text:p>
            </text:list-item>
            <text:list-item>
              <text:p text:style-name="P47">Le modèle open source est plus transparent et, souvent, plus économique que les alternatives propriétaires.</text:p>
            </text:list-item>
          </text:list>
        </text:list-item>
        <text:list-item>
          <text:p text:style-name="P46"><text:span text:style-name="Strong_20_Emphasis">Principaux Composants de l'Écosystème Hadoop</text:span> :</text:p>
          <text:list>
            <text:list-item>
              <text:p text:style-name="P47"><text:span text:style-name="Strong_20_Emphasis">MapReduce</text:span> : Framework pour le traitement de données à grande échelle.</text:p>
            </text:list-item>
            <text:list-item>
              <text:p text:style-name="P47"><text:span text:style-name="Strong_20_Emphasis">HDFS (Hadoop Distributed File System)</text:span> : Système de fichiers pour le stockage de Big Data.</text:p>
            </text:list-item>
            <text:list-item>
              <text:p text:style-name="P47"><text:span text:style-name="Strong_20_Emphasis">YARN (Yet Another Resource Negotiator)</text:span> : Gestionnaire de ressources pour les applications Big Data.</text:p>
            </text:list-item>
          </text:list>
        </text:list-item>
        <text:list-item>
          <text:p text:style-name="P46"><text:span text:style-name="Strong_20_Emphasis">Frameworks et Outils Associés</text:span> :</text:p>
          <text:list>
            <text:list-item>
              <text:p text:style-name="P46">Apache Hive, Apache Spark, et d'autres outils open source interagissent avec l'écosystème Hadoop.</text:p>
            </text:list-item>
          </text:list>
        </text:list-item>
      </text:list>
      <text:h text:style-name="Heading_20_3" text:outline-level="3">Mégadonnées</text:h>
      <text:list xml:id="list1097468603" text:style-name="L23">
        <text:list-item>
          <text:p text:style-name="P48"><text:span text:style-name="Strong_20_Emphasis">Croissance des Données</text:span> :</text:p>
          <text:list>
            <text:list-item>
              <text:p text:style-name="P49">Plus de données ont été créées au cours des deux dernières années que dans toute l'histoire de l'humanité.</text:p>
            </text:list-item>
            <text:list-item>
              <text:p text:style-name="P49">Une croissance annuelle de 40 % des données mondiales est prévue.</text:p>
            </text:list-item>
          </text:list>
        </text:list-item>
        <text:list-item>
          <text:p text:style-name="P48"><text:span text:style-name="Strong_20_Emphasis">Sources Principales de Mégadonnées</text:span> :</text:p>
          <text:list>
            <text:list-item>
              <text:p text:style-name="P49"><text:span text:style-name="Strong_20_Emphasis">Données Sociales</text:span> : Likes, tweets, commentaires, vidéos partagées sur les réseaux sociaux.</text:p>
            </text:list-item>
            <text:list-item>
              <text:p text:style-name="P49"><text:span text:style-name="Strong_20_Emphasis">Données Générées par les Machines</text:span> : Provenant de capteurs IoT et journaux web.</text:p>
            </text:list-item>
            <text:list-item>
              <text:p text:style-name="P49"><text:span text:style-name="Strong_20_Emphasis">Données Transactionnelles</text:span> : Résultant d'achats en ligne et hors ligne.</text:p>
            </text:list-item>
          </text:list>
        </text:list-item>
        <text:list-item>
          <text:p text:style-name="P48"><text:span text:style-name="Strong_20_Emphasis">Types de Mégadonnées</text:span> :</text:p>
          <text:list>
            <text:list-item>
              <text:p text:style-name="P49"><text:span text:style-name="Strong_20_Emphasis">Données Structurées</text:span> : Organisées selon un format tabulaire (ex. : bases de données relationnelles).</text:p>
            </text:list-item>
            <text:list-item>
              <text:p text:style-name="P49"><text:span text:style-name="Strong_20_Emphasis">Données Semi-Structurées</text:span> : Contiennent des éléments structurés et non structurés (ex. : fichiers XML, JSON).</text:p>
            </text:list-item>
            <text:list-item>
              <text:p text:style-name="P49"><text:span text:style-name="Strong_20_Emphasis">Données Non Structurées</text:span> : Représentent environ 80 % des données mondiales (ex. : images, vidéos, messages sur les réseaux sociaux).</text:p>
            </text:list-item>
          </text:list>
        </text:list-item>
        <text:list-item>
          <text:p text:style-name="P48"><text:span text:style-name="Strong_20_Emphasis">Contribution du Cloud Computing</text:span> :</text:p>
          <text:list>
            <text:list-item>
              <text:p text:style-name="P49">Le cloud permet un accès flexible aux ressources de calcul et de stockage, facilitant ainsi le traitement des mégadonnées.</text:p>
            </text:list-item>
            <text:list-item>
              <text:p text:style-name="P48">Il réduit les coûts d'analyse en partageant les ressources entre de nombreux utilisateurs.</text:p>
            </text:list-item>
          </text:list>
        </text:list-item>
      </text:list>
      <text:p text:style-name="P3"/>
      <text:p text:style-name="P3"/>
      <text:p text:style-name="P3"/>
      <text:h text:style-name="P2" text:outline-level="3"><text:soft-page-break/>Principaux secteurs utilisant les mégadonnées :</text:h>
      <text:list xml:id="list1573087584" text:style-name="L24">
        <text:list-item>
          <text:p text:style-name="P50"><text:span text:style-name="Strong_20_Emphasis">Services financiers, technologie et télécommunications</text:span> : Ces secteurs sont les pionniers de l'innovation avec les mégadonnées, les utilisant notamment pour la <text:span text:style-name="Strong_20_Emphasis">sécurité réseau</text:span>, <text:span text:style-name="Strong_20_Emphasis">l'analyse de sentiment</text:span>, la <text:span text:style-name="Strong_20_Emphasis">maintenance prédictive</text:span>, et les <text:span text:style-name="Strong_20_Emphasis">promotions contextualisées</text:span>.</text:p>
        </text:list-item>
        <text:list-item>
          <text:p text:style-name="P50"><text:span text:style-name="Strong_20_Emphasis">Commerce de détail</text:span> : L'analyse de prix et des sentiments est cruciale pour optimiser les marges et la segmentation du marché. Les données des réseaux sociaux sont également utilisées pour comprendre les préférences clients et affiner les stratégies marketing.</text:p>
        </text:list-item>
        <text:list-item>
          <text:p text:style-name="P50"><text:span text:style-name="Strong_20_Emphasis">Assurance</text:span> : Grâce aux mégadonnées, les assureurs détectent les fraudes et évaluent les risques clients. Des modèles prédictifs permettent de prévoir les comportements à risque et d'ajuster les primes d’assurance en conséquence.</text:p>
        </text:list-item>
        <text:list-item>
          <text:p text:style-name="P50"><text:span text:style-name="Strong_20_Emphasis">Fabrication et automobile</text:span> : En utilisant des capteurs et l'intelligence artificielle, ces industries bénéficient de la <text:span text:style-name="Strong_20_Emphasis">maintenance prédictive</text:span>, optimisant la production et anticipant les besoins en pièces de rechange.</text:p>
        </text:list-item>
        <text:list-item>
          <text:p text:style-name="P50"><text:span text:style-name="Strong_20_Emphasis">Finance</text:span> : Le <text:span text:style-name="Strong_20_Emphasis">trading algorithmique</text:span> et la segmentation des clients permettent une personnalisation poussée des offres et des décisions financières plus rapides grâce à l'apprentissage automatique.</text:p>
        </text:list-item>
      </text:list>
      <text:p text:style-name="P3"/>
      <text:p text:style-name="P3"/>
      <text:p text:style-name="P5">NB :</text:p>
      <text:p text:style-name="P6"/>
      <text:p text:style-name="P53">Dans cette leçon, vous avez appris que :</text:p>
      <text:list xml:id="list3389194988" text:style-name="L25">
        <text:list-item>
          <text:p text:style-name="P51">Les assistants personnels comme Siri, Alexa et Google Now utilisent le Big Data et l’IoT pour collecter des données et concevoir des réponses.</text:p>
        </text:list-item>
        <text:list-item>
          <text:p text:style-name="P51">Big Data Analytics aide les entreprises à tirer des enseignements des données collectées par les appareils IoT.</text:p>
        </text:list-item>
        <text:list-item>
          <text:p text:style-name="P51">Le Big Data nécessite un traitement parallèle en raison des volumes massifs de données qui sont trop volumineux pour tenir sur un seul ordinateur.</text:p>
        </text:list-item>
        <text:list-item>
          <text:p text:style-name="P51">Les calculs « embarrassants de parallélisme » sont des types de charges de travail qui peuvent facilement être divisées et exécutées indépendamment les unes des autres. Si l’un des processus échoue, ce processus n’a aucun impact sur les autres processus et peut simplement être réexécuté.</text:p>
        </text:list-item>
        <text:list-item>
          <text:p text:style-name="P51">Les projets open source, gratuits et totalement transparents, dirigent le monde du Big Data et incluent le projet Hadoop et des outils de Big Data comme Apache Hive et Apache Spark.</text:p>
        </text:list-item>
        <text:list-item>
          <text:p text:style-name="P51">L'écosystème d'outils Big Data comprend les six principales catégories d'outils suivantes : technologies de données, analyse et visualisation, business intelligence, fournisseurs de cloud, bases de données NoSQL et outils de programmation.</text:p>
        </text:list-item>
      </text:list>
      <text:p text:style-name="P52"/>
      <text:p text:style-name="P52"/>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9T21:30:49.571155746</meta:creation-date>
    <meta:editing-duration>PT1H52M20S</meta:editing-duration>
    <meta:editing-cycles>6</meta:editing-cycles>
    <meta:generator>LibreOffice/7.3.7.2$Linux_X86_64 LibreOffice_project/30$Build-2</meta:generator>
    <dc:date>2024-11-09T15:15:29.711432316</dc:date>
    <meta:document-statistic meta:table-count="0" meta:image-count="0" meta:object-count="0" meta:page-count="8" meta:paragraph-count="190" meta:word-count="2244" meta:character-count="14429" meta:non-whitespace-character-count="12530"/>
  </office:meta>
</office:document-meta>
</file>